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ASTILLO RODRIGUEZ, BETSY MIRELLA GIULIAN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R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ASTILLO RODRIGUEZ, BETSY MIRELLA GIULIAN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662129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0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9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2 - Trans. Aer. Caja con Aves BB</text:p>
          </table:table-cell>
          <table:table-cell table:style-name="Tableau1.A2" office:value-type="string">
            <text:p text:style-name="P14">37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111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11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AVO NEGRO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10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9T19:35:3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